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29cm" style:rel-column-width="9362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7f4" officeooo:paragraph-rsid="001cd7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7f4" officeooo:paragraph-rsid="001cd7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cd7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 table:template-name="Базовый">
        <table:table-column table:style-name="Таблица1.A" table:number-columns-repeated="7"/>
        <table:table-row>
          <table:table-cell table:style-name="Таблица1.A1" office:value-type="string">
            <text:p text:style-name="P2">Тип данных</text:p>
          </table:table-cell>
          <table:table-cell table:style-name="Таблица1.A1" office:value-type="string">
            <text:p text:style-name="P2">Результат</text:p>
            <text:p text:style-name="P2">(ubuntu x64)</text:p>
          </table:table-cell>
          <table:table-cell table:style-name="Таблица1.A1" office:value-type="string">
            <text:p text:style-name="P2">Win 32</text:p>
          </table:table-cell>
          <table:table-cell table:style-name="Таблица1.A1" office:value-type="string">
            <text:p text:style-name="P2">Win 64</text:p>
          </table:table-cell>
          <table:table-cell table:style-name="Таблица1.A1" office:value-type="string">
            <text:p text:style-name="P1"><text:s/><text:span text:style-name="T1">Ubuntu x86</text:span></text:p>
          </table:table-cell>
          <table:table-cell table:style-name="Таблица1.A1" office:value-type="string">
            <text:p text:style-name="P2">Стандарт c++</text:p>
          </table:table-cell>
          <table:table-cell table:style-name="Таблица1.G1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char</text:p>
          </table:table-cell>
          <table:table-cell table:style-name="Таблица1.A2" office:value-type="string">
            <text:p text:style-name="P3">1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3">1</text:p>
          </table:table-cell>
          <table:table-cell table:style-name="Таблица1.G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bool</text:p>
          </table:table-cell>
          <table:table-cell table:style-name="Таблица1.A2" office:value-type="string">
            <text:p text:style-name="P3">1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3">1</text:p>
          </table:table-cell>
          <table:table-cell table:style-name="Таблица1.G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wchar_t</text:p>
          </table:table-cell>
          <table:table-cell table:style-name="Таблица1.A2" office:value-type="string">
            <text:p text:style-name="P3">4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3">2</text:p>
          </table:table-cell>
          <table:table-cell table:style-name="Таблица1.G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short</text:p>
          </table:table-cell>
          <table:table-cell table:style-name="Таблица1.A2" office:value-type="string">
            <text:p text:style-name="P3">2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3">2</text:p>
          </table:table-cell>
          <table:table-cell table:style-name="Таблица1.G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int</text:p>
          </table:table-cell>
          <table:table-cell table:style-name="Таблица1.A2" office:value-type="string">
            <text:p text:style-name="P3">4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3">2</text:p>
          </table:table-cell>
          <table:table-cell table:style-name="Таблица1.G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long</text:p>
          </table:table-cell>
          <table:table-cell table:style-name="Таблица1.A2" office:value-type="string">
            <text:p text:style-name="P3">8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3">4</text:p>
          </table:table-cell>
          <table:table-cell table:style-name="Таблица1.G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Long long</text:p>
          </table:table-cell>
          <table:table-cell table:style-name="Таблица1.A2" office:value-type="string">
            <text:p text:style-name="P3">8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3">8</text:p>
          </table:table-cell>
          <table:table-cell table:style-name="Таблица1.G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float</text:p>
          </table:table-cell>
          <table:table-cell table:style-name="Таблица1.A2" office:value-type="string">
            <text:p text:style-name="P3">4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3">4</text:p>
          </table:table-cell>
          <table:table-cell table:style-name="Таблица1.G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doule</text:p>
          </table:table-cell>
          <table:table-cell table:style-name="Таблица1.A2" office:value-type="string">
            <text:p text:style-name="P3">8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3">4</text:p>
          </table:table-cell>
          <table:table-cell table:style-name="Таблица1.G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Long double</text:p>
          </table:table-cell>
          <table:table-cell table:style-name="Таблица1.A2" office:value-type="string">
            <text:p text:style-name="P3">16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3">8</text:p>
          </table:table-cell>
          <table:table-cell table:style-name="Таблица1.G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size_t</text:p>
          </table:table-cell>
          <table:table-cell table:style-name="Таблица1.A2" office:value-type="string">
            <text:p text:style-name="P3">8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3">2</text:p>
          </table:table-cell>
          <table:table-cell table:style-name="Таблица1.G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ptrdiff_t</text:p>
          </table:table-cell>
          <table:table-cell table:style-name="Таблица1.A2" office:value-type="string">
            <text:p text:style-name="P3">8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3">4</text:p>
          </table:table-cell>
          <table:table-cell table:style-name="Таблица1.G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2">void*</text:p>
          </table:table-cell>
          <table:table-cell table:style-name="Таблица1.A2" office:value-type="string">
            <text:p text:style-name="P3">8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3">4</text:p>
          </table:table-cell>
          <table:table-cell table:style-name="Таблица1.G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21:29:25.700709227</meta:creation-date>
    <dc:date>2020-09-21T22:12:29.756885014</dc:date>
    <meta:editing-duration>PT32M44S</meta:editing-duration>
    <meta:editing-cycles>2</meta:editing-cycles>
    <meta:generator>LibreOffice/6.4.4.2$Linux_X86_64 LibreOffice_project/40$Build-2</meta:generator>
    <meta:document-statistic meta:table-count="1" meta:image-count="0" meta:object-count="0" meta:page-count="1" meta:paragraph-count="46" meta:word-count="54" meta:character-count="170" meta:non-whitespace-character-count="161"/>
  </office:meta>
</office:document-meta>
</file>